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lement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.addProperty( JMeter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.setObjectValue( Object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lementPropert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.mergeIn( JMeterProperty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lementProperty.setElement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Element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ElementProperty.TestElementProperty( String name , Test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ElementProperty.recoverRunningVersion( TestElement ow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ElementProperty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Property.setRunningVersion( boolean running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ElementProperty.TestElemen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